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1" style:family="paragraph" style:parent-style-name="Standard">
      <style:text-properties style:use-window-font-color="true" loext:opacity="0%" style:font-name="Liberation Serif" officeooo:rsid="008be812" officeooo:paragraph-rsid="008be812" fo:background-color="transparent"/>
    </style:style>
    <style:style style:name="P82" style:family="paragraph" style:parent-style-name="Standard">
      <style:text-properties style:use-window-font-color="true" loext:opacity="0%" style:font-name="Liberation Serif" officeooo:rsid="008e34b8" officeooo:paragraph-rsid="008e34b8" fo:background-color="transparent"/>
    </style:style>
    <style:style style:name="P83" style:family="paragraph" style:parent-style-name="Standard">
      <style:text-properties style:use-window-font-color="true" loext:opacity="0%" style:font-name="Liberation Serif" officeooo:rsid="008f22be" officeooo:paragraph-rsid="008f22be" fo:background-color="transparent"/>
    </style:style>
    <style:style style:name="P84" style:family="paragraph" style:parent-style-name="Standard">
      <style:text-properties style:use-window-font-color="true" loext:opacity="0%" style:font-name="Liberation Serif" officeooo:rsid="00928a5a" officeooo:paragraph-rsid="00928a5a" fo:background-color="transparent"/>
    </style:style>
    <style:style style:name="P85" style:family="paragraph" style:parent-style-name="Standard">
      <style:text-properties style:use-window-font-color="true" loext:opacity="0%" style:font-name="Liberation Serif" officeooo:rsid="009320ec" officeooo:paragraph-rsid="009320ec" fo:background-color="transparent"/>
    </style:style>
    <style:style style:name="P86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87" style:family="paragraph" style:parent-style-name="Standard">
      <style:text-properties officeooo:rsid="0040d1c3" officeooo:paragraph-rsid="0040d1c3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90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91" style:family="paragraph" style:parent-style-name="Standard">
      <style:text-properties style:use-window-font-color="true" loext:opacity="0%" style:font-name="Liberation Serif" officeooo:rsid="0097dcfd" officeooo:paragraph-rsid="0097dcfd" fo:background-color="transparent"/>
    </style:style>
    <style:style style:name="P92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93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style:style style:name="T19" style:family="text">
      <style:text-properties officeooo:rsid="008e34b8"/>
    </style:style>
    <style:style style:name="T20" style:family="text">
      <style:text-properties officeooo:rsid="008eb15e"/>
    </style:style>
    <style:style style:name="T21" style:family="text">
      <style:text-properties officeooo:rsid="009115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7">ngAfterContentInit</text:p>
      <text:p text:style-name="P87">ngAfterContentChecked</text:p>
      <text:p text:style-name="P87">ngAfterViewInit</text:p>
      <text:p text:style-name="P87">ngAfterViewChecked</text:p>
      <text:p text:style-name="P87">ngOnDestroy</text:p>
      <text:p text:style-name="P87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8">The change-detection strategy to use for this component.</text:p>
      <text:p text:style-name="P89">When a component is instantiated, Angular creates a change detector, which is responsible for propagating the component's bindings. The strategy is one of:</text:p>
      <text:list text:style-name="L1">
        <text:list-item>
          <text:p text:style-name="P92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93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0">patchValue &amp; setValue</text:p>
      <text:p text:style-name="P80"/>
      <text:p text:style-name="P81">setValue requires all values must be provided.</text:p>
      <text:p text:style-name="P81">PatchValue is flexible.</text:p>
      <text:p text:style-name="P81"/>
      <text:p text:style-name="P83">Form events <text:span text:style-name="T19">ValueChanges &amp; updateOn</text:span></text:p>
      <text:p text:style-name="P82"/>
      <text:p text:style-name="P82">valueChanges gets triggered for each key stroke <text:span text:style-name="T21">because default updateOn value is ‘change’</text:span>.</text:p>
      <text:p text:style-name="P82">UpdateOn gets triggered for specific event of form. Ex – blur, <text:span text:style-name="T20">submit, change</text:span></text:p>
      <text:p text:style-name="P82"/>
      <text:p text:style-name="P82"/>
      <text:p text:style-name="P84">RXJS Map operators</text:p>
      <text:p text:style-name="P84"/>
      <text:p text:style-name="P84">mergeMap- will not care about sequence and post data as sson as it is available</text:p>
      <text:p text:style-name="P85">switchMap- will cancel previous requests if new data comes</text:p>
      <text:p text:style-name="P86">exhaustMap- will wait till previous request is completed before making new request</text:p>
      <text:p text:style-name="P86"/>
      <text:p text:style-name="P86"/>
      <text:p text:style-name="P91">Custom Pipes</text:p>
      <text:p text:style-name="P86"/>
      <text:p text:style-name="P86"/>
      <text:p text:style-name="P86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6:54:55.778314678</dc:date>
    <meta:editing-duration>P1DT6H2M17S</meta:editing-duration>
    <meta:editing-cycles>92</meta:editing-cycles>
    <meta:generator>LibreOffice/7.4.7.2$Linux_X86_64 LibreOffice_project/40$Build-2</meta:generator>
    <meta:document-statistic meta:table-count="0" meta:image-count="0" meta:object-count="0" meta:page-count="9" meta:paragraph-count="244" meta:word-count="1294" meta:character-count="8420" meta:non-whitespace-character-count="7348"/>
  </office:meta>
</office:document-meta>
</file>